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3.159cm" style:rel-column-width="10896*"/>
    </style:style>
    <style:style style:name="Tabella1.B" style:family="table-column">
      <style:table-column-properties style:column-width="3.166cm" style:rel-column-width="10920*"/>
    </style:style>
    <style:style style:name="Tabella1.D" style:family="table-column">
      <style:table-column-properties style:column-width="3.17cm" style:rel-column-width="10932*"/>
    </style:style>
    <style:style style:name="Tabella1.F" style:family="table-column">
      <style:table-column-properties style:column-width="3.17cm" style:rel-column-width="10935*"/>
    </style:style>
    <style:style style:name="Tabella1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Tabella1.B1" style:family="table-cell">
      <style:table-cell-properties fo:padding="0.049cm" fo:border-left="none" fo:border-right="none" fo:border-top="0.002cm solid #cccccc" fo:border-bottom="0.002cm solid #cccccc" style:writing-mode="page"/>
    </style:style>
    <style:style style:name="Tabella1.F1" style:family="table-cell">
      <style:table-cell-properties fo:padding="0.049cm" fo:border-left="none" fo:border-right="0.002cm solid #cccccc" fo:border-top="0.002cm solid #cccccc" fo:border-bottom="0.002cm solid #cccccc" style:writing-mode="page"/>
    </style:style>
    <style:style style:name="Tabella1.2" style:family="table-row">
      <style:table-row-properties fo:background-color="#eeeeee" style:keep-together="true" fo:keep-together="auto">
        <style:background-image/>
      </style:table-row-properties>
    </style:style>
    <style:style style:name="Tabella1.A2" style:family="table-cell">
      <style:table-cell-properties fo:padding="0.049cm" fo:border-left="0.002cm solid #cccccc" fo:border-right="none" fo:border-top="none" fo:border-bottom="0.002cm solid #cccccc" style:writing-mode="page"/>
    </style:style>
    <style:style style:name="Tabella1.B2" style:family="table-cell">
      <style:table-cell-properties fo:padding="0.049cm" fo:border-left="none" fo:border-right="none" fo:border-top="none" fo:border-bottom="0.002cm solid #cccccc" style:writing-mode="page"/>
    </style:style>
    <style:style style:name="Tabella1.F2" style:family="table-cell">
      <style:table-cell-properties fo:padding="0.049cm" fo:border-left="none" fo:border-right="0.002cm solid #cccccc" fo:border-top="none" fo:border-bottom="0.002cm solid #cccccc" style:writing-mode="page"/>
    </style:style>
    <style:style style:name="Tabella1.4" style:family="table-row">
      <style:table-row-properties fo:background-color="#eeeeee">
        <style:background-image/>
      </style:table-row-properties>
    </style:style>
    <style:style style:name="Tabella1.B4" style:family="table-cell" style:data-style-name="N0">
      <style:table-cell-properties fo:padding="0.049cm" fo:border-left="none" fo:border-right="none" fo:border-top="none" fo:border-bottom="0.002cm solid #cccccc" style:writing-mode="page"/>
    </style:style>
    <style:style style:name="Tabella1.F4" style:family="table-cell" style:data-style-name="N0">
      <style:table-cell-properties fo:padding="0.049cm" fo:border-left="none" fo:border-right="0.002cm solid #cccccc" fo:border-top="none" fo:border-bottom="0.002cm solid #cccccc" style:writing-mode="page"/>
    </style:style>
    <style:style style:name="Tabella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2.A" style:family="table-column">
      <style:table-column-properties style:column-width="3.166cm" style:rel-column-width="10922*"/>
    </style:style>
    <style:style style:name="Tabella2.C" style:family="table-column">
      <style:table-column-properties style:column-width="3.166cm" style:rel-column-width="10923*"/>
    </style:style>
    <style:style style:name="Tabella2.F" style:family="table-column">
      <style:table-column-properties style:column-width="3.168cm" style:rel-column-width="10924*"/>
    </style:style>
    <style:style style:name="Tabella2.A1" style:family="table-cell">
      <style:table-cell-properties fo:padding="0.049cm" fo:border-left="0.002cm solid #cccccc" fo:border-right="none" fo:border-top="0.002cm solid #cccccc" fo:border-bottom="0.002cm solid #cccccc" style:writing-mode="page"/>
    </style:style>
    <style:style style:name="Tabella2.F1" style:family="table-cell">
      <style:table-cell-properties fo:padding="0.049cm" fo:border="0.002cm solid #cccccc" style:writing-mode="page"/>
    </style:style>
    <style:style style:name="Tabella2.2" style:family="table-row">
      <style:table-row-properties fo:background-color="#eeeeee">
        <style:background-image/>
      </style:table-row-properties>
    </style:style>
    <style:style style:name="Tabella2.A2" style:family="table-cell">
      <style:table-cell-properties fo:padding="0.049cm" fo:border-left="0.002cm solid #cccccc" fo:border-right="none" fo:border-top="none" fo:border-bottom="0.002cm solid #cccccc" style:writing-mode="page"/>
    </style:style>
    <style:style style:name="Tabella2.F2" style:family="table-cell" style:data-style-name="N0">
      <style:table-cell-properties fo:padding="0.049cm" fo:border-left="0.002cm solid #cccccc" fo:border-right="0.002cm solid #cccccc" fo:border-top="none" fo:border-bottom="0.002cm solid #cccccc" style:writing-mode="page"/>
    </style:style>
    <style:style style:name="Tabella2.3" style:family="table-row">
      <style:table-row-properties fo:background-color="transparent" style:keep-together="true" fo:keep-together="auto">
        <style:background-image/>
      </style:table-row-properties>
    </style:style>
    <style:style style:name="Tabella2.F3" style:family="table-cell">
      <style:table-cell-properties fo:padding="0.049cm" fo:border-left="0.002cm solid #cccccc" fo:border-right="0.002cm solid #cccccc" fo:border-top="none" fo:border-bottom="0.002cm solid #cccccc" style:writing-mode="page"/>
    </style:style>
    <style:style style:name="Tabella2.5" style:family="table-row">
      <style:table-row-properties fo:background-color="transparent">
        <style:background-image/>
      </style:table-row-properties>
    </style:style>
    <style:style style:name="Tabella2.B5" style:family="table-cell" style:data-style-name="N0">
      <style:table-cell-properties fo:padding="0.049cm" fo:border-left="0.002cm solid #cccccc" fo:border-right="none" fo:border-top="none" fo:border-bottom="0.002cm solid #cccccc" style:writing-mode="page"/>
    </style:style>
    <style:style style:name="P1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Table_20_Contents">
      <style:paragraph-properties fo:text-align="start" style:justify-single-word="false"/>
      <style:text-properties fo:language="en" fo:country="US"/>
    </style:style>
    <style:style style:name="P5" style:family="paragraph" style:parent-style-name="Footer">
      <style:text-properties fo:language="en" fo:country="US"/>
    </style:style>
    <style:style style:name="P6" style:family="paragraph" style:parent-style-name="Header">
      <style:text-properties fo:language="en" fo:country="US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Table_20_Heading">
      <style:text-properties fo:language="en" fo:country="US"/>
    </style:style>
    <style:style style:name="P9" style:family="paragraph" style:parent-style-name="Table_20_Heading">
      <style:paragraph-properties fo:text-align="start" style:justify-single-word="false"/>
      <style:text-properties fo:language="en" fo:country="US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Table_20_Contents">
      <style:paragraph-properties fo:text-align="center" style:justify-single-word="false"/>
      <style:text-properties fo:language="en" fo:country="US"/>
    </style:style>
    <style:style style:name="P13" style:family="paragraph" style:parent-style-name="Heading_20_1">
      <style:paragraph-properties fo:break-before="page"/>
      <style:text-properties fo:language="en" fo:country="US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Fights outcomes</text:h>
      <text:p text:style-name="P7">The rules follow the first edition of D&amp;D.</text:p>
      <text:h text:style-name="P11" text:outline-level="2">Main characters stats for level 6: Cal</text:h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 table:number-columns-repeated="2"/>
        <table:table-column table:style-name="Tabella1.F"/>
        <table:table-row>
          <table:table-cell table:style-name="Tabella1.A1" office:value-type="string">
            <text:p text:style-name="P8"/>
          </table:table-cell>
          <table:table-cell table:style-name="Tabella1.B1" office:value-type="string">
            <text:p text:style-name="P8">Sophie</text:p>
          </table:table-cell>
          <table:table-cell table:style-name="Tabella1.B1" office:value-type="string">
            <text:p text:style-name="P8">Calcifer</text:p>
          </table:table-cell>
          <table:table-cell table:style-name="Tabella1.B1" office:value-type="string">
            <text:p text:style-name="P8">Markl</text:p>
          </table:table-cell>
          <table:table-cell table:style-name="Tabella1.B1" office:value-type="string">
            <text:p text:style-name="P8">Heen</text:p>
          </table:table-cell>
          <table:table-cell table:style-name="Tabella1.F1" office:value-type="string">
            <text:p text:style-name="P8">Wow</text:p>
          </table:table-cell>
        </table:table-row>
        <table:table-row table:style-name="Tabella1.2">
          <table:table-cell table:style-name="Tabella1.A2" office:value-type="string">
            <text:p text:style-name="P3">Class</text:p>
          </table:table-cell>
          <table:table-cell table:style-name="Tabella1.B2" office:value-type="string">
            <text:p text:style-name="P3">Wizard</text:p>
          </table:table-cell>
          <table:table-cell table:style-name="Tabella1.B2" office:value-type="string">
            <text:p text:style-name="P3">Warrior-Sorcerer</text:p>
          </table:table-cell>
          <table:table-cell table:style-name="Tabella1.B2" office:value-type="string">
            <text:p text:style-name="P3">Wizard</text:p>
          </table:table-cell>
          <table:table-cell table:style-name="Tabella1.B2" office:value-type="string">
            <text:p text:style-name="P3">Barbarian</text:p>
          </table:table-cell>
          <table:table-cell table:style-name="Tabella1.F2" office:value-type="string">
            <text:p text:style-name="P3">Alchemist</text:p>
          </table:table-cell>
        </table:table-row>
        <table:table-row>
          <table:table-cell table:style-name="Tabella1.A2" office:value-type="string">
            <text:p text:style-name="P3">Level</text:p>
          </table:table-cell>
          <table:table-cell table:style-name="Tabella1.B2" office:value-type="string">
            <text:p text:style-name="P3">5 /t 6</text:p>
          </table:table-cell>
          <table:table-cell table:style-name="Tabella1.B2" office:value-type="string">
            <text:p text:style-name="P3">5 /t 6</text:p>
          </table:table-cell>
          <table:table-cell table:style-name="Tabella1.B2" office:value-type="string">
            <text:p text:style-name="P3">5 /t 6</text:p>
          </table:table-cell>
          <table:table-cell table:style-name="Tabella1.B2" office:value-type="string">
            <text:p text:style-name="P3">5 /t 6</text:p>
          </table:table-cell>
          <table:table-cell table:style-name="Tabella1.F2" office:value-type="string">
            <text:p text:style-name="P3">5 /t 6</text:p>
          </table:table-cell>
        </table:table-row>
        <table:table-row table:style-name="Tabella1.4">
          <table:table-cell table:style-name="Tabella1.A2" office:value-type="string">
            <text:p text:style-name="P3">Strength</text:p>
          </table:table-cell>
          <table:table-cell table:style-name="Tabella1.B4" office:value-type="float" office:value="8">
            <text:p text:style-name="P3">8</text:p>
          </table:table-cell>
          <table:table-cell table:style-name="Tabella1.B2" office:value-type="string">
            <text:p text:style-name="P3">15 /t 16</text:p>
          </table:table-cell>
          <table:table-cell table:style-name="Tabella1.B4" office:value-type="float" office:value="7">
            <text:p text:style-name="P3">7</text:p>
          </table:table-cell>
          <table:table-cell table:style-name="Tabella1.B4" office:value-type="float" office:value="18">
            <text:p text:style-name="P3">18</text:p>
          </table:table-cell>
          <table:table-cell table:style-name="Tabella1.F4" office:value-type="float" office:value="7">
            <text:p text:style-name="P3">7</text:p>
          </table:table-cell>
        </table:table-row>
        <table:table-row>
          <table:table-cell table:style-name="Tabella1.A2" office:value-type="string">
            <text:p text:style-name="P3">Constitution</text:p>
          </table:table-cell>
          <table:table-cell table:style-name="Tabella1.B4" office:value-type="float" office:value="13">
            <text:p text:style-name="P3">13</text:p>
          </table:table-cell>
          <table:table-cell table:style-name="Tabella1.B4" office:value-type="float" office:value="16">
            <text:p text:style-name="P3">16</text:p>
          </table:table-cell>
          <table:table-cell table:style-name="Tabella1.B4" office:value-type="float" office:value="11">
            <text:p text:style-name="P3">11</text:p>
          </table:table-cell>
          <table:table-cell table:style-name="Tabella1.B2" office:value-type="string">
            <text:p text:style-name="P3">17 /t 18</text:p>
          </table:table-cell>
          <table:table-cell table:style-name="Tabella1.F4" office:value-type="float" office:value="13">
            <text:p text:style-name="P3">13</text:p>
          </table:table-cell>
        </table:table-row>
        <table:table-row table:style-name="Tabella1.4">
          <table:table-cell table:style-name="Tabella1.A2" office:value-type="string">
            <text:p text:style-name="P3">Dexterity</text:p>
          </table:table-cell>
          <table:table-cell table:style-name="Tabella1.B4" office:value-type="float" office:value="16">
            <text:p text:style-name="P3">16</text:p>
          </table:table-cell>
          <table:table-cell table:style-name="Tabella1.B4" office:value-type="float" office:value="12">
            <text:p text:style-name="P3">12</text:p>
          </table:table-cell>
          <table:table-cell table:style-name="Tabella1.B4" office:value-type="float" office:value="18">
            <text:p text:style-name="P3">18</text:p>
          </table:table-cell>
          <table:table-cell table:style-name="Tabella1.B4" office:value-type="float" office:value="10">
            <text:p text:style-name="P3">10</text:p>
          </table:table-cell>
          <table:table-cell table:style-name="Tabella1.F4" office:value-type="float" office:value="12">
            <text:p text:style-name="P3">12</text:p>
          </table:table-cell>
        </table:table-row>
        <table:table-row>
          <table:table-cell table:style-name="Tabella1.A2" office:value-type="string">
            <text:p text:style-name="P3">Intelligence</text:p>
          </table:table-cell>
          <table:table-cell table:style-name="Tabella1.B4" office:value-type="float" office:value="18">
            <text:p text:style-name="P3">18</text:p>
          </table:table-cell>
          <table:table-cell table:style-name="Tabella1.B4" office:value-type="float" office:value="12">
            <text:p text:style-name="P3">12</text:p>
          </table:table-cell>
          <table:table-cell table:style-name="Tabella1.B2" office:value-type="string">
            <text:p text:style-name="P3">17 /t 18</text:p>
          </table:table-cell>
          <table:table-cell table:style-name="Tabella1.B4" office:value-type="float" office:value="6">
            <text:p text:style-name="P3">6</text:p>
          </table:table-cell>
          <table:table-cell table:style-name="Tabella1.F2" office:value-type="string">
            <text:p text:style-name="P3">15 /t 16</text:p>
          </table:table-cell>
        </table:table-row>
        <table:table-row table:style-name="Tabella1.4">
          <table:table-cell table:style-name="Tabella1.A2" office:value-type="string">
            <text:p text:style-name="P3">Wisdom</text:p>
          </table:table-cell>
          <table:table-cell table:style-name="Tabella1.B4" office:value-type="float" office:value="14">
            <text:p text:style-name="P3">14</text:p>
          </table:table-cell>
          <table:table-cell table:style-name="Tabella1.B4" office:value-type="float" office:value="14">
            <text:p text:style-name="P3">14</text:p>
          </table:table-cell>
          <table:table-cell table:style-name="Tabella1.B4" office:value-type="float" office:value="12">
            <text:p text:style-name="P3">12</text:p>
          </table:table-cell>
          <table:table-cell table:style-name="Tabella1.B4" office:value-type="float" office:value="10">
            <text:p text:style-name="P3">10</text:p>
          </table:table-cell>
          <table:table-cell table:style-name="Tabella1.F4" office:value-type="float" office:value="15">
            <text:p text:style-name="P3">15</text:p>
          </table:table-cell>
        </table:table-row>
        <table:table-row>
          <table:table-cell table:style-name="Tabella1.A2" office:value-type="string">
            <text:p text:style-name="P3">Charisma</text:p>
          </table:table-cell>
          <table:table-cell table:style-name="Tabella1.B4" office:value-type="float" office:value="16">
            <text:p text:style-name="P3">16</text:p>
          </table:table-cell>
          <table:table-cell table:style-name="Tabella1.B4" office:value-type="float" office:value="18">
            <text:p text:style-name="P3">18</text:p>
          </table:table-cell>
          <table:table-cell table:style-name="Tabella1.B4" office:value-type="float" office:value="14">
            <text:p text:style-name="P3">14</text:p>
          </table:table-cell>
          <table:table-cell table:style-name="Tabella1.B4" office:value-type="float" office:value="8">
            <text:p text:style-name="P3">8</text:p>
          </table:table-cell>
          <table:table-cell table:style-name="Tabella1.F4" office:value-type="float" office:value="10">
            <text:p text:style-name="P3">10</text:p>
          </table:table-cell>
        </table:table-row>
        <table:table-row>
          <table:table-cell table:style-name="Tabella1.A2" office:value-type="string">
            <text:p text:style-name="P3">HP</text:p>
          </table:table-cell>
          <table:table-cell table:style-name="Tabella1.B2" office:value-type="string">
            <text:p text:style-name="P3">24 /t +5</text:p>
          </table:table-cell>
          <table:table-cell table:style-name="Tabella1.B2" office:value-type="string">
            <text:p text:style-name="P3">40 /t +6</text:p>
          </table:table-cell>
          <table:table-cell table:style-name="Tabella1.B2" office:value-type="string">
            <text:p text:style-name="P3">20 /t +4</text:p>
          </table:table-cell>
          <table:table-cell table:style-name="Tabella1.B2" office:value-type="string">
            <text:p text:style-name="P3">48 /t +11</text:p>
          </table:table-cell>
          <table:table-cell table:style-name="Tabella1.F2" office:value-type="string">
            <text:p text:style-name="P3">24 /t +5</text:p>
          </table:table-cell>
        </table:table-row>
        <table:table-row table:style-name="Tabella1.4">
          <table:table-cell table:style-name="Tabella1.A2" office:value-type="string">
            <text:p text:style-name="P3">AC</text:p>
          </table:table-cell>
          <table:table-cell table:style-name="Tabella1.B4" office:value-type="float" office:value="7">
            <text:p text:style-name="P3">7</text:p>
          </table:table-cell>
          <table:table-cell table:style-name="Tabella1.B4" office:value-type="float" office:value="7">
            <text:p text:style-name="P3">7</text:p>
          </table:table-cell>
          <table:table-cell table:style-name="Tabella1.B4" office:value-type="float" office:value="4">
            <text:p text:style-name="P3">4</text:p>
          </table:table-cell>
          <table:table-cell table:style-name="Tabella1.B4" office:value-type="float" office:value="8">
            <text:p text:style-name="P3">8</text:p>
          </table:table-cell>
          <table:table-cell table:style-name="Tabella1.F4" office:value-type="float" office:value="7">
            <text:p text:style-name="P3">7</text:p>
          </table:table-cell>
        </table:table-row>
        <table:table-row>
          <table:table-cell table:style-name="Tabella1.A2" office:value-type="string">
            <text:p text:style-name="P3">TAC0</text:p>
          </table:table-cell>
          <table:table-cell table:style-name="Tabella1.B4" office:value-type="float" office:value="16">
            <text:p text:style-name="P3">16</text:p>
          </table:table-cell>
          <table:table-cell table:style-name="Tabella1.B2" office:value-type="string">
            <text:p text:style-name="P3">14 /t 13</text:p>
          </table:table-cell>
          <table:table-cell table:style-name="Tabella1.B4" office:value-type="float" office:value="16">
            <text:p text:style-name="P3">16</text:p>
          </table:table-cell>
          <table:table-cell table:style-name="Tabella1.B4" office:value-type="float" office:value="12">
            <text:p text:style-name="P3">12</text:p>
          </table:table-cell>
          <table:table-cell table:style-name="Tabella1.F4" office:value-type="float" office:value="16">
            <text:p text:style-name="P3">16</text:p>
          </table:table-cell>
        </table:table-row>
      </table:table>
      <text:p text:style-name="P7">TAC0 = 15 – Strength</text:p>
      <text:p text:style-name="P7">AC= 9 – Dexterity</text:p>
      <text:p text:style-name="P7">Team's speed on game map: 8 km/h </text:p>
      <text:h text:style-name="P11" text:outline-level="2">Enemies stats for level 6: Cal</text:h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 table:number-columns-repeated="2"/>
        <table:table-column table:style-name="Tabella2.F"/>
        <table:table-header-rows>
          <table:table-row>
            <table:table-cell table:style-name="Tabella2.A1" office:value-type="string">
              <text:p text:style-name="P9"/>
            </table:table-cell>
            <table:table-cell table:style-name="Tabella2.A1" office:value-type="string">
              <text:p text:style-name="P8">Civil</text:p>
            </table:table-cell>
            <table:table-cell table:style-name="Tabella2.A1" office:value-type="string">
              <text:p text:style-name="P8">Soldier</text:p>
            </table:table-cell>
            <table:table-cell table:style-name="Tabella2.A1" office:value-type="string">
              <text:p text:style-name="P8">Mud-Spammer</text:p>
            </table:table-cell>
            <table:table-cell table:style-name="Tabella2.A1" office:value-type="string">
              <text:p text:style-name="P8">Rat</text:p>
            </table:table-cell>
            <table:table-cell table:style-name="Tabella2.F1" office:value-type="string">
              <text:p text:style-name="P8">Sewer-Monster</text:p>
            </table:table-cell>
          </table:table-row>
        </table:table-header-rows>
        <table:table-row table:style-name="Tabella2.2">
          <table:table-cell table:style-name="Tabella2.A2" office:value-type="string">
            <text:p text:style-name="P4">Level</text:p>
          </table:table-cell>
          <table:table-cell table:style-name="Tabella2.A2" office:value-type="string">
            <text:p text:style-name="P3"/>
          </table:table-cell>
          <table:table-cell table:style-name="Tabella2.A2" office:value-type="string">
            <text:p text:style-name="P3"/>
          </table:table-cell>
          <table:table-cell table:style-name="Tabella2.A2" office:value-type="string">
            <text:p text:style-name="P3"/>
          </table:table-cell>
          <table:table-cell table:style-name="Tabella2.A2" office:value-type="string">
            <text:p text:style-name="P3"/>
          </table:table-cell>
          <table:table-cell table:style-name="Tabella2.F2" office:value-type="float" office:value="8">
            <text:p text:style-name="P3">8</text:p>
          </table:table-cell>
        </table:table-row>
        <table:table-row table:style-name="Tabella2.3">
          <table:table-cell table:style-name="Tabella2.A2" office:value-type="string">
            <text:p text:style-name="P4">Speed on map</text:p>
          </table:table-cell>
          <table:table-cell table:style-name="Tabella2.A2" office:value-type="string">
            <text:p text:style-name="P12">8 km/h</text:p>
          </table:table-cell>
          <table:table-cell table:style-name="Tabella2.A2" office:value-type="string">
            <text:p text:style-name="P12">5 km/h</text:p>
          </table:table-cell>
          <table:table-cell table:style-name="Tabella2.A2" office:value-type="string">
            <text:p text:style-name="P12">5 km/h</text:p>
          </table:table-cell>
          <table:table-cell table:style-name="Tabella2.A2" office:value-type="string">
            <text:p text:style-name="P12">10 km/h</text:p>
          </table:table-cell>
          <table:table-cell table:style-name="Tabella2.F3" office:value-type="string">
            <text:p text:style-name="P12">X</text:p>
          </table:table-cell>
        </table:table-row>
        <table:table-row table:style-name="Tabella2.2">
          <table:table-cell table:style-name="Tabella2.A2" office:value-type="string">
            <text:p text:style-name="P4">HP</text:p>
          </table:table-cell>
          <table:table-cell table:style-name="Tabella2.A2" office:value-type="string">
            <text:p text:style-name="P3"/>
          </table:table-cell>
          <table:table-cell table:style-name="Tabella2.A2" office:value-type="string">
            <text:p text:style-name="P3"/>
          </table:table-cell>
          <table:table-cell table:style-name="Tabella2.A2" office:value-type="string">
            <text:p text:style-name="P3"/>
          </table:table-cell>
          <table:table-cell table:style-name="Tabella2.A2" office:value-type="string">
            <text:p text:style-name="P3"/>
          </table:table-cell>
          <table:table-cell table:style-name="Tabella2.F3" office:value-type="string">
            <text:p text:style-name="P3"/>
          </table:table-cell>
        </table:table-row>
        <table:table-row table:style-name="Tabella2.5">
          <table:table-cell table:style-name="Tabella2.A2" office:value-type="string">
            <text:p text:style-name="P4">AC</text:p>
          </table:table-cell>
          <table:table-cell table:style-name="Tabella2.B5" office:value-type="float" office:value="9">
            <text:p text:style-name="P3">9</text:p>
          </table:table-cell>
          <table:table-cell table:style-name="Tabella2.B5" office:value-type="float" office:value="6">
            <text:p text:style-name="P3">6</text:p>
          </table:table-cell>
          <table:table-cell table:style-name="Tabella2.B5" office:value-type="float" office:value="7">
            <text:p text:style-name="P3">7</text:p>
          </table:table-cell>
          <table:table-cell table:style-name="Tabella2.B5" office:value-type="float" office:value="5">
            <text:p text:style-name="P3">5</text:p>
          </table:table-cell>
          <table:table-cell table:style-name="Tabella2.F2" office:value-type="float" office:value="7">
            <text:p text:style-name="P3">7</text:p>
          </table:table-cell>
        </table:table-row>
        <table:table-row table:style-name="Tabella2.2">
          <table:table-cell table:style-name="Tabella2.A2" office:value-type="string">
            <text:p text:style-name="P4">TAC0</text:p>
          </table:table-cell>
          <table:table-cell table:style-name="Tabella2.B5" office:value-type="float" office:value="18">
            <text:p text:style-name="P3">18</text:p>
          </table:table-cell>
          <table:table-cell table:style-name="Tabella2.B5" office:value-type="float" office:value="10">
            <text:p text:style-name="P3">10</text:p>
          </table:table-cell>
          <table:table-cell table:style-name="Tabella2.B5" office:value-type="float" office:value="16">
            <text:p text:style-name="P3">16</text:p>
          </table:table-cell>
          <table:table-cell table:style-name="Tabella2.B5" office:value-type="float" office:value="12">
            <text:p text:style-name="P3">12</text:p>
          </table:table-cell>
          <table:table-cell table:style-name="Tabella2.F2" office:value-type="float" office:value="9">
            <text:p text:style-name="P3">9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 style:master-page-name="">
      <style:paragraph-properties loext:contextual-spacing="false" fo:margin-top="0.212cm" fo:margin-bottom="0.212cm" style:page-number="auto" text:number-lines="false" text:line-number="0"/>
      <style:text-properties fo:color="#464453" fo:font-size="11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49cm" fo:margin-bottom="0.21cm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am7Gray.1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2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3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4" style:family="paragraph">
      <style:text-properties fo:color="#464453" style:font-name-asian="NSimSun" style:font-size-asian="10.5pt" style:font-name-complex="Arial"/>
    </style:style>
    <style:style style:name="Team7Gray.5" style:family="paragraph">
      <style:text-properties fo:color="#464453" style:font-name-asian="NSimSun" style:font-size-asian="10.5pt" style:font-name-complex="Arial"/>
    </style:style>
    <style:style style:name="Team7Gray.6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7" style:family="paragraph">
      <style:text-properties fo:color="#464453" style:font-name-asian="NSimSun" style:font-size-asian="10.5pt" style:font-name-complex="Arial"/>
    </style:style>
    <style:style style:name="Team7Gray.8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9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0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1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2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3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4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5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6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MP3" style:family="paragraph" style:parent-style-name="Footer">
      <style:text-properties fo:language="en" fo:country="US"/>
    </style:style>
    <style:style style:name="MP4" style:family="paragraph" style:parent-style-name="Head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Fights outcomes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MP3"/>
      </style:footer>
    </style:master-page>
    <style:master-page style:name="Landscape" style:page-layout-name="Mpm2">
      <style:header>
        <text:p text:style-name="MP4"/>
      </style:header>
    </style:master-page>
    <style:master-page style:name="Endnote" style:page-layout-name="Mpm3">
      <style:header>
        <text:p text:style-name="MP4"/>
      </style:header>
    </style:master-page>
    <style:master-page style:name="Footnote" style:page-layout-name="Mpm3">
      <style:header>
        <text:p text:style-name="MP4"/>
      </style:header>
    </style:master-page>
    <style:master-page style:name="HTML" style:page-layout-name="Mpm4">
      <style:header>
        <text:p text:style-name="MP4"/>
      </style:header>
    </style:master-page>
    <style:master-page style:name="Envelope" style:page-layout-name="Mpm5">
      <style:header>
        <text:p text:style-name="MP4"/>
      </style:header>
    </style:master-page>
    <style:master-page style:name="Right_20_Page" style:display-name="Right Page" style:page-layout-name="Mpm6" style:next-style-name="Left_20_Page">
      <style:header>
        <text:p text:style-name="MP4"/>
      </style:header>
    </style:master-page>
    <style:master-page style:name="Left_20_Page" style:display-name="Left Page" style:page-layout-name="Mpm7" style:next-style-name="Right_20_Page">
      <style:header>
        <text:p text:style-name="MP4"/>
      </style:header>
    </style:master-page>
    <style:master-page style:name="PaginaVuotaDelLibro" style:page-layout-name="Mpm8" style:next-style-name="Index">
      <style:header>
        <text:p text:style-name="MP4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Fights outcomes</dc:title>
    <dc:date>2018-12-19T14:39:21.57</dc:date>
    <meta:editing-duration>PT2H4M3S</meta:editing-duration>
    <meta:editing-cycles>63</meta:editing-cycles>
    <meta:generator>OpenOffice/4.1.4$Win32 OpenOffice.org_project/414m5$Build-9788</meta:generator>
    <meta:document-statistic meta:table-count="3" meta:image-count="0" meta:object-count="0" meta:page-count="1" meta:paragraph-count="106" meta:word-count="177" meta:character-count="635"/>
    <meta:template xlink:type="simple" xlink:actuate="onRequest" xlink:title="" xlink:href="../MasterGameDesignDocument.odm" meta:date="2018-12-18T17:01:56.85"/>
  </office:meta>
</office:document-meta>
</file>